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Arial" svg:font-family="Arial"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master-page-name="First_20_Page">
      <style:table-properties style:width="6in" style:rel-width="100%" fo:margin-left="0in" fo:margin-top="0in" fo:margin-bottom="0in" style:page-number="auto" table:align="left" style:writing-mode="lr-tb"/>
    </style:style>
    <style:style style:name="Table2.A" style:family="table-column">
      <style:table-column-properties style:column-width="1in" style:rel-column-width="10924*"/>
    </style:style>
    <style:style style:name="Table2.B" style:family="table-column">
      <style:table-column-properties style:column-width="5in" style:rel-column-width="54610*"/>
    </style:style>
    <style:style style:name="Table2.1" style:family="table-row">
      <style:table-row-properties style:min-row-height="0.525in" fo:keep-together="auto"/>
    </style:style>
    <style:style style:name="Table2.A1" style:family="table-cell">
      <style:table-cell-properties fo:padding-left="0in" fo:padding-right="0.0799in" fo:padding-top="0.1in" fo:padding-bottom="0.05in" fo:border="none"/>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P1" style:family="paragraph" style:parent-style-name="Contact_20_Information">
      <style:paragraph-properties fo:line-height="100%" fo:orphans="0" fo:widows="0"/>
    </style:style>
    <style:style style:name="P2" style:family="paragraph" style:parent-style-name="Date">
      <style:paragraph-properties fo:line-height="100%" fo:orphans="0" fo:widows="0"/>
      <style:text-properties style:font-name="Century Gothic" fo:font-style="normal" style:font-style-asian="normal"/>
    </style:style>
    <style:style style:name="P3" style:family="paragraph" style:parent-style-name="Footer">
      <style:paragraph-properties fo:margin-top="0in" fo:margin-bottom="0in" style:contextual-spacing="false" fo:text-align="start" style:justify-single-word="false" fo:orphans="2" fo:widows="2"/>
      <style:text-properties fo:color="#000000" loext:opacity="100%" style:font-name="Century Gothic" fo:font-size="9pt" fo:language="en" fo:country="US" style:letter-kerning="false" style:font-name-asian="F" style:font-size-asian="9pt" style:language-asian="en" style:country-asian="US" style:font-name-complex="Times New Roman" style:language-complex="ar" style:country-complex="SA"/>
    </style:style>
    <style:style style:name="P4" style:family="paragraph" style:parent-style-name="Footer">
      <style:paragraph-properties fo:margin-top="0in" fo:margin-bottom="0in" style:contextual-spacing="false" fo:text-align="start" style:justify-single-word="false" fo:orphans="2" fo:widows="2"/>
      <style:text-properties fo:color="#000000" loext:opacity="100%" style:font-name="Century Gothic" fo:font-size="9pt" fo:language="en" fo:country="US" style:letter-kerning="false" style:font-name-asian="F" style:font-size-asian="9pt" style:language-asian="en" style:country-asian="US" style:font-name-complex="Times New Roman" style:language-complex="ar" style:country-complex="SA"/>
    </style:style>
    <style:style style:name="P5" style:family="paragraph" style:parent-style-name="Footer">
      <style:paragraph-properties fo:margin-top="0in" fo:margin-bottom="0in" style:contextual-spacing="false" fo:text-align="start" style:justify-single-word="false" fo:orphans="2" fo:widows="2"/>
      <style:text-properties fo:color="#000000" loext:opacity="100%" style:font-name="Century Gothic" fo:font-size="9pt" fo:language="en" fo:country="US" style:letter-kerning="false" style:font-name-asian="F" style:font-size-asian="9pt" style:language-asian="en" style:country-asian="US" style:font-name-complex="Times New Roman" style:language-complex="ar" style:country-complex="SA"/>
    </style:style>
    <style:style style:name="P6" style:family="paragraph" style:parent-style-name="Heading_20_1">
      <style:paragraph-properties fo:line-height="100%" fo:orphans="0" fo:widows="0"/>
    </style:style>
    <style:style style:name="P7" style:family="paragraph" style:parent-style-name="Heading_20_1">
      <style:paragraph-properties fo:line-height="100%" fo:orphans="0" fo:widows="0"/>
      <style:text-properties fo:font-style="italic" fo:font-weight="normal" style:font-style-asian="italic" style:font-weight-asian="normal"/>
    </style:style>
    <style:style style:name="P8" style:family="paragraph" style:parent-style-name="Standard">
      <style:paragraph-properties fo:line-height="100%"/>
    </style:style>
    <style:style style:name="P9" style:family="paragraph" style:parent-style-name="Standard">
      <style:paragraph-properties fo:line-height="100%" fo:orphans="0" fo:widows="0"/>
    </style:style>
    <style:style style:name="P10" style:family="paragraph" style:parent-style-name="Standard">
      <style:paragraph-properties fo:line-height="100%" fo:orphans="0" fo:widows="0"/>
      <style:text-properties officeooo:paragraph-rsid="004a8a75"/>
    </style:style>
    <style:style style:name="P11" style:family="paragraph" style:parent-style-name="Standard">
      <style:paragraph-properties fo:line-height="100%" fo:orphans="0" fo:widows="0"/>
      <style:text-properties officeooo:paragraph-rsid="00603915"/>
    </style:style>
    <style:style style:name="P12" style:family="paragraph" style:parent-style-name="Standard">
      <style:paragraph-properties fo:line-height="100%" fo:orphans="0" fo:widows="0"/>
      <style:text-properties style:font-name="Century Gothic"/>
    </style:style>
    <style:style style:name="P13" style:family="paragraph" style:parent-style-name="Standard">
      <style:paragraph-properties fo:line-height="100%" fo:orphans="0" fo:widows="0"/>
      <style:text-properties style:font-name="Century Gothic" officeooo:paragraph-rsid="00260c7e"/>
    </style:style>
    <style:style style:name="P14" style:family="paragraph" style:parent-style-name="Standard">
      <style:paragraph-properties fo:line-height="100%" fo:orphans="0" fo:widows="0"/>
      <style:text-properties style:font-name="Century Gothic" officeooo:paragraph-rsid="003cd9f5"/>
    </style:style>
    <style:style style:name="P15" style:family="paragraph" style:parent-style-name="Standard">
      <style:paragraph-properties fo:line-height="100%" fo:orphans="0" fo:widows="0"/>
      <style:text-properties style:font-name="Century Gothic" officeooo:paragraph-rsid="00493c11"/>
    </style:style>
    <style:style style:name="P16" style:family="paragraph" style:parent-style-name="Standard">
      <style:paragraph-properties fo:line-height="100%" fo:orphans="0" fo:widows="0"/>
      <style:text-properties style:font-name="Century Gothic"/>
    </style:style>
    <style:style style:name="P17" style:family="paragraph" style:parent-style-name="Standard">
      <style:paragraph-properties fo:line-height="100%" fo:orphans="0" fo:widows="0"/>
      <style:text-properties style:font-name="Century Gothic" officeooo:paragraph-rsid="00260c7e"/>
    </style:style>
    <style:style style:name="P18" style:family="paragraph" style:parent-style-name="Standard">
      <style:paragraph-properties fo:line-height="100%" fo:orphans="0" fo:widows="0"/>
      <style:text-properties fo:font-style="italic" style:font-style-asian="italic"/>
    </style:style>
    <style:style style:name="P19" style:family="paragraph" style:parent-style-name="Standard">
      <style:paragraph-properties fo:line-height="100%" fo:orphans="0" fo:widows="0"/>
      <style:text-properties fo:font-weight="bold" style:font-weight-asian="bold"/>
    </style:style>
    <style:style style:name="P20" style:family="paragraph" style:parent-style-name="Standard">
      <style:paragraph-properties fo:margin-top="0in" fo:margin-bottom="0in" style:contextual-spacing="false" fo:line-height="100%" fo:orphans="0" fo:widows="0"/>
      <style:text-properties officeooo:paragraph-rsid="001353f4"/>
    </style:style>
    <style:style style:name="P21" style:family="paragraph" style:parent-style-name="Standard">
      <style:paragraph-properties fo:margin-top="0in" fo:margin-bottom="0in" style:contextual-spacing="false" fo:line-height="100%" fo:orphans="0" fo:widows="0"/>
      <style:text-properties officeooo:paragraph-rsid="00305f47"/>
    </style:style>
    <style:style style:name="P22" style:family="paragraph" style:parent-style-name="Standard">
      <style:paragraph-properties fo:margin-top="0in" fo:margin-bottom="0in" style:contextual-spacing="false" fo:line-height="100%" fo:orphans="0" fo:widows="0"/>
      <style:text-properties officeooo:paragraph-rsid="00314435"/>
    </style:style>
    <style:style style:name="P23" style:family="paragraph" style:parent-style-name="Standard">
      <style:paragraph-properties fo:margin-top="0in" fo:margin-bottom="0in" style:contextual-spacing="false" fo:line-height="100%" fo:orphans="0" fo:widows="0"/>
      <style:text-properties style:font-name="Century Gothic" officeooo:paragraph-rsid="002ee70e"/>
    </style:style>
    <style:style style:name="P24" style:family="paragraph" style:parent-style-name="Title">
      <style:paragraph-properties fo:line-height="100%" fo:orphans="0" fo:widows="0"/>
    </style:style>
    <style:style style:name="T1" style:family="text">
      <style:text-properties style:font-name="Arial" style:font-name-complex="Arial1"/>
    </style:style>
    <style:style style:name="T2" style:family="text">
      <style:text-properties style:font-name="Century Gothic"/>
    </style:style>
    <style:style style:name="T3" style:family="text">
      <style:text-properties style:font-name="Century Gothic"/>
    </style:style>
    <style:style style:name="T4" style:family="text">
      <style:text-properties style:font-name="Century Gothic" fo:font-style="normal" style:font-style-asian="normal"/>
    </style:style>
    <style:style style:name="T5" style:family="text">
      <style:text-properties style:font-name="Century Gothic" fo:font-weight="bold" style:font-weight-asian="bold"/>
    </style:style>
    <style:style style:name="T6" style:family="text">
      <style:text-properties style:font-name="Century Gothic" fo:font-style="italic" style:font-style-asian="italic"/>
    </style:style>
    <style:style style:name="T7" style:family="text">
      <style:text-properties style:font-name="Century Gothic" officeooo:rsid="00603915" style:font-size-complex="11pt"/>
    </style:style>
    <style:style style:name="T8" style:family="text">
      <style:text-properties style:font-name="Century Gothic" officeooo:rsid="0061aafa" style:font-size-complex="11pt"/>
    </style:style>
    <style:style style:name="T9" style:family="text">
      <style:text-properties style:font-name="Century Gothic" officeooo:rsid="0007a38e"/>
    </style:style>
    <style:style style:name="T10" style:family="text">
      <style:text-properties style:font-name="Century Gothic" officeooo:rsid="004a8a75"/>
    </style:style>
    <style:style style:name="T11" style:family="text">
      <style:text-properties style:font-name="Century Gothic" officeooo:rsid="00603915"/>
    </style:style>
    <style:style style:name="T12" style:family="text">
      <style:text-properties style:font-name="Century Gothic" officeooo:rsid="0061aafa"/>
    </style:style>
    <style:style style:name="T13" style:family="text">
      <style:text-properties style:font-name="Century Gothic" officeooo:rsid="00633e60"/>
    </style:style>
    <style:style style:name="T14" style:family="text">
      <style:text-properties style:font-name-asian="F"/>
    </style:style>
    <style:style style:name="T15" style:family="text">
      <style:text-properties fo:font-style="italic" fo:font-weight="normal" style:font-style-asian="italic" style:font-weight-asian="normal"/>
    </style:style>
    <style:style style:name="T16" style:family="text">
      <style:text-properties fo:font-style="italic" style:font-style-asian="italic"/>
    </style:style>
    <style:style style:name="T17" style:family="text">
      <style:text-properties fo:font-weight="normal" style:font-weight-asian="normal"/>
    </style:style>
    <style:style style:name="T18" style:family="text">
      <style:text-properties fo:font-weight="bold" style:font-weight-asian="bold"/>
    </style:style>
    <style:style style:name="T19" style:family="text">
      <style:text-properties officeooo:rsid="0001c13f"/>
    </style:style>
    <style:style style:name="T20" style:family="text">
      <style:text-properties officeooo:rsid="0004e4fa"/>
    </style:style>
    <style:style style:name="T21" style:family="text">
      <style:text-properties officeooo:rsid="00053425"/>
    </style:style>
    <style:style style:name="T22" style:family="text">
      <style:text-properties officeooo:rsid="00053425" style:font-size-complex="11pt"/>
    </style:style>
    <style:style style:name="T23" style:family="text">
      <style:text-properties officeooo:rsid="0007a38e" style:font-size-complex="11pt"/>
    </style:style>
    <style:style style:name="T24" style:family="text">
      <style:text-properties officeooo:rsid="000e066c" style:font-size-complex="11pt"/>
    </style:style>
    <style:style style:name="T25" style:family="text">
      <style:text-properties officeooo:rsid="000f770b" style:font-size-complex="11pt"/>
    </style:style>
    <style:style style:name="T26" style:family="text">
      <style:text-properties officeooo:rsid="00137cbe" style:font-size-complex="11pt"/>
    </style:style>
    <style:style style:name="T27" style:family="text">
      <style:text-properties officeooo:rsid="001b4ff6" style:font-size-complex="11pt"/>
    </style:style>
    <style:style style:name="T28" style:family="text">
      <style:text-properties officeooo:rsid="00220660" style:font-size-complex="11pt"/>
    </style:style>
    <style:style style:name="T29" style:family="text">
      <style:text-properties officeooo:rsid="0024f76b" style:font-size-complex="11pt"/>
    </style:style>
    <style:style style:name="T30" style:family="text">
      <style:text-properties officeooo:rsid="002a3c9e" style:font-size-complex="11pt"/>
    </style:style>
    <style:style style:name="T31" style:family="text">
      <style:text-properties officeooo:rsid="003254a3" style:font-size-complex="11pt"/>
    </style:style>
    <style:style style:name="T32" style:family="text">
      <style:text-properties officeooo:rsid="00360f21" style:font-size-complex="11pt"/>
    </style:style>
    <style:style style:name="T33" style:family="text">
      <style:text-properties officeooo:rsid="003b5a75" style:font-size-complex="11pt"/>
    </style:style>
    <style:style style:name="T34" style:family="text">
      <style:text-properties officeooo:rsid="00505a57" style:font-size-complex="11pt"/>
    </style:style>
    <style:style style:name="T35" style:family="text">
      <style:text-properties officeooo:rsid="005b03e0" style:font-size-complex="11pt"/>
    </style:style>
    <style:style style:name="T36" style:family="text">
      <style:text-properties officeooo:rsid="0006691f"/>
    </style:style>
    <style:style style:name="T37" style:family="text">
      <style:text-properties officeooo:rsid="0007a38e"/>
    </style:style>
    <style:style style:name="T38" style:family="text">
      <style:text-properties officeooo:rsid="00099607"/>
    </style:style>
    <style:style style:name="T39" style:family="text">
      <style:text-properties officeooo:rsid="000a0f7c"/>
    </style:style>
    <style:style style:name="T40" style:family="text">
      <style:text-properties officeooo:rsid="000acfde"/>
    </style:style>
    <style:style style:name="T41" style:family="text">
      <style:text-properties officeooo:rsid="000c18f1"/>
    </style:style>
    <style:style style:name="T42" style:family="text">
      <style:text-properties officeooo:rsid="000d4d33"/>
    </style:style>
    <style:style style:name="T43" style:family="text">
      <style:text-properties officeooo:rsid="000f770b"/>
    </style:style>
    <style:style style:name="T44" style:family="text">
      <style:text-properties officeooo:rsid="000fbc09"/>
    </style:style>
    <style:style style:name="T45" style:family="text">
      <style:text-properties officeooo:rsid="00119cd8"/>
    </style:style>
    <style:style style:name="T46" style:family="text">
      <style:text-properties officeooo:rsid="0011f4bf"/>
    </style:style>
    <style:style style:name="T47" style:family="text">
      <style:text-properties officeooo:rsid="00137cbe"/>
    </style:style>
    <style:style style:name="T48" style:family="text">
      <style:text-properties officeooo:rsid="00142acd"/>
    </style:style>
    <style:style style:name="T49" style:family="text">
      <style:text-properties officeooo:rsid="00160817"/>
    </style:style>
    <style:style style:name="T50" style:family="text">
      <style:text-properties officeooo:rsid="001d4a5c"/>
    </style:style>
    <style:style style:name="T51" style:family="text">
      <style:text-properties officeooo:rsid="00201fb2"/>
    </style:style>
    <style:style style:name="T52" style:family="text">
      <style:text-properties officeooo:rsid="0024f76b"/>
    </style:style>
    <style:style style:name="T53" style:family="text">
      <style:text-properties officeooo:rsid="00277833"/>
    </style:style>
    <style:style style:name="T54" style:family="text">
      <style:text-properties officeooo:rsid="00296c97"/>
    </style:style>
    <style:style style:name="T55" style:family="text">
      <style:text-properties officeooo:rsid="002c1a12"/>
    </style:style>
    <style:style style:name="T56" style:family="text">
      <style:text-properties officeooo:rsid="002d4b33"/>
    </style:style>
    <style:style style:name="T57" style:family="text">
      <style:text-properties officeooo:rsid="00347974"/>
    </style:style>
    <style:style style:name="T58" style:family="text">
      <style:text-properties officeooo:rsid="0035dea8"/>
    </style:style>
    <style:style style:name="T59" style:family="text">
      <style:text-properties officeooo:rsid="0035f109"/>
    </style:style>
    <style:style style:name="T60" style:family="text">
      <style:text-properties officeooo:rsid="003996e0"/>
    </style:style>
    <style:style style:name="T61" style:family="text">
      <style:text-properties officeooo:rsid="003fb59e"/>
    </style:style>
    <style:style style:name="T62" style:family="text">
      <style:text-properties officeooo:rsid="0041a5e9"/>
    </style:style>
    <style:style style:name="T63" style:family="text">
      <style:text-properties officeooo:rsid="004328a8"/>
    </style:style>
    <style:style style:name="T64" style:family="text">
      <style:text-properties officeooo:rsid="00440767"/>
    </style:style>
    <style:style style:name="T65" style:family="text">
      <style:text-properties officeooo:rsid="00451500"/>
    </style:style>
    <style:style style:name="T66" style:family="text">
      <style:text-properties officeooo:rsid="00474e25"/>
    </style:style>
    <style:style style:name="T67" style:family="text">
      <style:text-properties officeooo:rsid="004d3e4f"/>
    </style:style>
    <style:style style:name="T68" style:family="text">
      <style:text-properties officeooo:rsid="00559914"/>
    </style:style>
    <style:style style:name="T69" style:family="text">
      <style:text-properties officeooo:rsid="0059e286"/>
    </style:style>
    <style:style style:name="T70" style:family="text">
      <style:text-properties officeooo:rsid="005b9493"/>
    </style:style>
    <style:style style:name="T71" style:family="text">
      <style:text-properties officeooo:rsid="005e6901"/>
    </style:style>
    <style:style style:name="T72" style:family="text">
      <style:text-properties officeooo:rsid="006039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row table:style-name="Table2.1">
          <table:table-cell table:style-name="Table2.A1" office:value-type="string">
            <text:p text:style-name="P9"/>
          </table:table-cell>
          <table:table-cell table:style-name="Table2.A1" office:value-type="string">
            <text:p text:style-name="P24"><text:span text:style-name="T1">Matthew A. Dickinson</text:span></text:p>
            <text:p text:style-name="P1">Worthington, Ohio <text:span text:style-name="T2">| </text:span>614.725.8345 <text:span text:style-name="T2">|</text:span> matt.dickinson@outlook.com</text:p>
          </table:table-cell>
        </table:table-row>
        <table:table-row table:style-name="Table2.2">
          <table:table-cell table:style-name="Table2.A1" office:value-type="string">
            <text:h text:style-name="P6" text:outline-level="1">PROFILE</text:h>
          </table:table-cell>
          <table:table-cell table:style-name="Table2.A1" office:value-type="string">
            <text:p text:style-name="P12">Experienced professional with project management experience in the private and public sector<text:span text:style-name="T67">s</text:span>. Able to <text:span text:style-name="T67">learn, </text:span>adapt, and thrive in fast paced, uncertain environments while maintaining a professional composure focused on client satisfaction and high-quality deliverables.</text:p>
          </table:table-cell>
        </table:table-row>
        <table:table-row table:style-name="Table2.3">
          <table:table-cell table:style-name="Table2.A1" office:value-type="string">
            <text:h text:style-name="P6" text:outline-level="1">EXPERIENCE</text:h>
          </table:table-cell>
          <table:table-cell table:style-name="Table2.A1" office:value-type="string">
            <text:h text:style-name="P6" text:outline-level="1">PLANNER 3</text:h>
            <text:p text:style-name="P2">OFFICE OF FACILITY MANAGEMENT, OHIO DEPARTMENT OF PUBLIC SAFETY</text:p>
            <text:h text:style-name="P7" text:outline-level="1">AUGUST 2016 – PRESENT</text:h>
            <text:p text:style-name="P23">Submitted funding requests to the <text:span text:style-name="T20">State of Ohio, Office of Budget and Management </text:span>Controlling Board <text:span text:style-name="T31">to secure</text:span> Capital and Minor Capital funding <text:span text:style-name="T31">for Ohio Department of Public Safety</text:span> <text:span text:style-name="T59">(ODPS) </text:span>projects. Since joining the Facility Management team in July of 2015, submitted multiple Controlling Board requests (all of which were <text:span text:style-name="T21">successfully </text:span>approved <text:span text:style-name="T21">in full</text:span>) for a total of $<text:span text:style-name="T22">10,000,000</text:span>.</text:p>
            <text:p text:style-name="P20"/>
            <text:p text:style-name="P21">As a Planner 3, initiated and developed an on-boarding training program for new employees within the Facility Management <text:span text:style-name="T57">office </text:span>that explained and clarified Planner responsibilities and duties both at a high level; and at <text:span text:style-name="T34">the</text:span> finer grain, day-to-day detail. Encouraged creating a focus on process improvement for project creation and <text:span text:style-name="T68">project </text:span>management within Facility Management. </text:p>
            <text:p text:style-name="P21"/>
            <text:p text:style-name="P22"><text:span text:style-name="T58">A</text:span>fter taking the Lean Ohio Bootcamp training, became the Lean Ohio Liaison for <text:span text:style-name="T49">ODPS </text:span>to help facilitate and encourage process improvement within <text:span text:style-name="T32">the agency</text:span>. Encouraged and developed a process for customer feedback and iterative project development when working with departments with complex internal and legal requirements. Worked to develop new, and improve existing relationships with departments that the Facility Management works with. </text:p>
            <text:p text:style-name="P22"/>
            <text:p text:style-name="P20">Worked as part of a team that <text:span text:style-name="T24">facilitated</text:span> <text:span text:style-name="T60">a Kaizen event for </text:span>the Ohio Narcotics Intelligence Center (ONIC) <text:span text:style-name="T25">in</text:span> find<text:span text:style-name="T43">ing</text:span> efficiencies and improve<text:span text:style-name="T44">ments within</text:span> their processes using Lean/Six Sigma tools. Used <text:span text:style-name="T45">the</text:span><text:span text:style-name="T44"> </text:span>process improvement event <text:span text:style-name="T33">as a opportunity to</text:span> begin to develop a way of holding future process improvement events remotely. <text:span text:style-name="T19">Additionally, worked with the Ohio Traffic Safety Office to streamline their grant application assessment form </text:span><text:span text:style-name="T46">and the Office of Criminal Justice Services in streamlining their grant processes.</text:span><text:line-break/></text:p>
            <text:p text:style-name="P20"/>
            <text:h text:style-name="P6" text:outline-level="1">PLANNER 1</text:h>
            <text:p text:style-name="P2">OFFICE OF FACILITY MANAGEMENT, OHIO DEPARTMENT OF PUBLIC SAFETY</text:p>
            <text:p text:style-name="P18">JULY 2015 – AUGUST 2016</text:p>
            <text:p text:style-name="P14">Assisted in the planning and coordination of construction projects for <text:span text:style-name="T27">ODPS</text:span>. Work<text:span text:style-name="T48">ed</text:span> with contractors throughout the project life cycle to ensure that they are able to successfully navigate <text:span text:style-name="T69">all of </text:span>the required State <text:span text:style-name="T50">of Ohio </text:span>and ODPS processes that will enable them to: access ODPS facility locations, start construction work, and ultimately deliver a final <text:span text:style-name="T61">successful </text:span>product to the State.</text:p>
            <text:p text:style-name="P12">Prepared <text:span text:style-name="T62">publicly advertised </text:span>bid openings for projects undertaken by Facility Management (primarily <text:span text:style-name="T29">the Ohio State Highway Patrol</text:span>, <text:span text:style-name="T52">the Ohio Emergency Management Agency</text:span>, and <text:span text:style-name="T52">the Ohio </text:span>B<text:span text:style-name="T52">ureau of </text:span>M<text:span text:style-name="T52">otor </text:span>V<text:span text:style-name="T52">ehicles</text:span>) and <text:span text:style-name="T26">helped lead </text:span>Facility Management's transition to electronic <text:span text:style-name="T47">public </text:span>bidding that will allow for bid<text:span text:style-name="T47">s</text:span> that are more accurate and a more efficient use of resources.</text:p>
            <text:p text:style-name="P14"><text:soft-page-break/><text:span text:style-name="T63">C</text:span>reated a Microsoft Access database to track over 80 painting and chair rail projects that coordinated work between multiple vendors, multiple BMV District Managers, and multiple BMV Drivers Exam Station Supervisors across Ohio. Was able to <text:span text:style-name="T64">successfully </text:span>track the projects to completion, despite sizable hurdles, and ensure that all of the projects were delivered and paid.</text:p>
            <text:p text:style-name="P12">Working with the State <text:span text:style-name="T65">of Ohio’s</text:span> IT Department, created a Microsoft SharePoint website that is used as an information resource that allows for planners in the office to: reference internal procedures, gain quick access to the ever evolving fiscal guidelines, and to utilize online document storage that frees up space on the office's limited shared storage.</text:p>
            <text:p text:style-name="P13">Using the SharePoint site’s data management tools, created a tracking system that: ensures all P<text:span text:style-name="T51">urchase </text:span>O<text:span text:style-name="T51">rders (POs)</text:span> <text:span text:style-name="T66">for current and completed projects </text:span>are accounted for (in particular POs that have expiring funds during the current fiscal year); record the relevant information for all ODPS locations throughout the state; and track all fund sources that <text:span text:style-name="T53">are relevant to</text:span> <text:span text:style-name="T28">ODPS</text:span>, in particular fund sources that the Facility Management uses regularly.</text:p>
            <text:p text:style-name="P13"/>
          </table:table-cell>
        </table:table-row>
        <table:table-row table:style-name="Table2.4">
          <table:table-cell table:style-name="Table2.A1" office:value-type="string">
            <text:h text:style-name="P6" text:outline-level="1"/>
          </table:table-cell>
          <table:table-cell table:style-name="Table2.A1" office:value-type="string">
            <text:h text:style-name="P6" text:outline-level="1">ZONING/ PROJECT ENGINEER</text:h>
            <text:p text:style-name="P12">LEND LEASE</text:p>
            <text:p text:style-name="P18">MARCH 2012 - JULY 2015</text:p>
            <text:p text:style-name="P15">Responsible <text:span text:style-name="T30">for the creation of </text:span>and <text:span text:style-name="T30">updating as needed,</text:span> Site Investigation Reports (small-scale feasibility studies) for commercial construction projects throughout the United States, in particular for projects located in the Midwest, New York (City and State), Texas, Kentucky, and Colorado. <text:span text:style-name="T55">C</text:span>lients have included: 7-Eleven, Carrols (Burger King), McDonald’s, Sonic, Twin Peaks, Chase Bank, and Steak and Shake.</text:p>
            <text:p text:style-name="P12">Completed the due diligence (planning and zoning research) and <text:span text:style-name="T35">obtained </text:span>building and sign permits for more than forty Burger King restaurant projects in the North<text:span text:style-name="T36">e</text:span>ast<text:span text:style-name="T36">ern </text:span><text:span text:style-name="T70">and Southern</text:span> United States, on time, as part of a nationwide remodeling effort.</text:p>
            <text:p text:style-name="P15">Completed due diligence and all requirements to obtain the building permits for commercial solar power projects in the North<text:span text:style-name="T54">e</text:span>ast<text:span text:style-name="T54">ern</text:span> United States with Walgreens and Target stores, on time, in order to successfully meet the requirements for a tight project timeline.</text:p>
            <text:p text:style-name="P15">Completed the due diligence to obtain all required permits through the State of California to facilitate the installation of photovoltaic panels on carports at the Palm Springs Unified School District elementary schools.</text:p>
            <text:p text:style-name="P12">Project Manager for four solar installation projects and assisted in the project management of another six installations in the Baltimore, Maryland region totaling 2,018 kW. Assisted in the project management of another six for a grand total of 5,438 kW. During this project, supervised the successful loading and installation of 6,726 solar panels, sixty inverters, and several hundred miles of wiring.</text:p>
            <text:p text:style-name="P12">Created a Veterans Employee Resource Group within Lend Lease that collaborated with Helmets to Hardhats (HtoH), a group that helps to place recently separated veterans in the construction industry, specifically the skilled trades. Led the creation of a hiring event in New York City that connected Lend Lease executives with HtoH members and directly led to the hiring of 3 HtoH veterans with Lend Lease in the New York City office.</text:p>
            <text:p text:style-name="P12">Created Soft Cost Estimates and Project Timelines <text:span text:style-name="T71">for 7-Eleven </text:span>that help<text:span text:style-name="T71">ed</text:span> <text:s/><text:span text:style-name="T71">the </text:span>client find all of the necessary Planning and Zoning costs of a project and help them accurately estimate the time needed to complete the entitlement <text:span text:style-name="T56">(building and zoning permit approval) </text:span>process<text:span text:style-name="T56">es </text:span><text:span text:style-name="T71">across the country</text:span>.</text:p>
            <text:p text:style-name="P12"><text:soft-page-break/></text:p>
            <text:p text:style-name="P12">Presented <text:span text:style-name="T23">to clients Site Investigation Reports</text:span>, Soft Cost Estimate<text:span text:style-name="T37">s</text:span>, and Project Timeline<text:span text:style-name="T37">s</text:span> in such a way that the client could then make the best decisions possible when determining whether to proceed with a project in a municipality or region.</text:p>
            <text:p text:style-name="P10"><text:span text:style-name="T2">Worked in a Project Management role to successfully upgrade the lighting fixtures in Extended Stay brand hotels across a ten state regio</text:span><text:span text:style-name="T10">n</text:span><text:span text:style-name="T2">, on time and under budget.</text:span></text:p>
            <text:p text:style-name="P12"/>
          </table:table-cell>
        </table:table-row>
        <table:table-row table:style-name="Table2.5">
          <table:table-cell table:style-name="Table2.A1" office:value-type="string">
            <text:h text:style-name="P6" text:outline-level="1">ADDITIONAL EXPERIENCE</text:h>
          </table:table-cell>
          <table:table-cell table:style-name="Table2.A1" office:value-type="string">
            <text:p text:style-name="P9"><text:span text:style-name="T5">INTERN PLANNER</text:span><text:span text:style-name="T2"> | VILLAGE OF LOCKBOURNE | </text:span><text:span text:style-name="T6">MAY 2011 – MARCH 2012</text:span></text:p>
            <text:p text:style-name="P9"><text:span text:style-name="T5">FOUNDER</text:span><text:span text:style-name="T2"> | THE OHIO DESIGN GROUP </text:span><text:span text:style-name="T9">(Student Intern Group)</text:span><text:span text:style-name="T2"> | </text:span><text:span text:style-name="T6">2011 – 2012</text:span></text:p>
            <text:p text:style-name="P9"><text:span text:style-name="T5">DOCUMENT MANAGEMENT SPECIALIST</text:span><text:span text:style-name="T2"> | NATIONWIDE BETTER HEALTH | </text:span><text:span text:style-name="T6">2008 – 2010</text:span></text:p>
            <text:p text:style-name="P9"><text:span text:style-name="T5">INTERN</text:span><text:span text:style-name="T2"> | THIRD SUN SOLAR AND WIND POWER | </text:span><text:span text:style-name="T6">2006 AND 2007</text:span></text:p>
            <text:h text:style-name="P6" text:outline-level="1">ORDNANCE TEAM LEADER | <text:span text:style-name="T17">UNITED STATES MARINE CORPS | </text:span><text:span text:style-name="T15">2000 – 2004</text:span></text:h>
          </table:table-cell>
        </table:table-row>
        <table:table-row table:style-name="Table2.6">
          <table:table-cell table:style-name="Table2.A1" office:value-type="string">
            <text:h text:style-name="P6" text:outline-level="1">EDUCATION</text:h>
          </table:table-cell>
          <table:table-cell table:style-name="Table2.A1" office:value-type="string">
            <text:h text:style-name="P6" text:outline-level="1">MASTER’S</text:h>
            <text:p text:style-name="P9">THE OHIO STATE UNIVERSITY</text:p>
            <text:p text:style-name="P18">2010 – 2012</text:p>
            <text:p text:style-name="P9">Major: City and Regional Planning</text:p>
            <text:p text:style-name="P9">Related coursework: Urban Planning, Project Management, Research Methods, Complex Systems<text:bookmark text:name="_GoBack"/></text:p>
            <text:h text:style-name="P6" text:outline-level="1">UNDERGRADUATE</text:h>
            <text:p text:style-name="P9">OHIO UNIVERSITY</text:p>
            <text:p text:style-name="P18">2004 – 2008</text:p>
            <text:p text:style-name="P9">Major: Bachelors of Specialized Studies</text:p>
            <text:p text:style-name="P9">Related coursework: Geography, Economics, Business Management</text:p>
          </table:table-cell>
        </table:table-row>
        <table:table-row table:style-name="Table2.7">
          <table:table-cell table:style-name="Table2.A1" office:value-type="string">
            <text:h text:style-name="P6" text:outline-level="1">TECHNICAL SKILLS</text:h>
          </table:table-cell>
          <table:table-cell table:style-name="Table2.A1" office:value-type="string">
            <text:p text:style-name="P9">Microsoft Office Suite | Word (Project Documents, Proposals, S<text:span text:style-name="T38">ite </text:span>I<text:span text:style-name="T38">nvestigation </text:span>R<text:span text:style-name="T38">eports</text:span>); Excel (<text:span text:style-name="T39">Project Budgets, </text:span>Entitlement Timelines, Pro Formas, Project Tracking Documents); Access (Databases, Project Tracking); SharePoint (Project Management, Financial Tracking, <text:span text:style-name="T40">Process Documentation</text:span>); Visio (<text:span text:style-name="T41">Process Mapping, </text:span>Planning and Zoning Playbook); Microsoft Publisher (Business Development Documents, Marketing Materials, Client Documents<text:span text:style-name="T42">)</text:span></text:p>
            <text:p text:style-name="P9">Project Management Software | Prolog Converge and Prolog Manager; OAKS CI (Primavera Project Management Software)</text:p>
            <text:p text:style-name="P9"/>
            <text:p text:style-name="P9"/>
            <text:p text:style-name="P9"/>
            <text:p text:style-name="P9"/>
            <text:p text:style-name="P9"/>
            <text:p text:style-name="P9"/>
            <text:p text:style-name="P9"/>
            <text:p text:style-name="P9"/>
          </table:table-cell>
        </table:table-row>
        <text:soft-page-break/>
        <table:table-row table:style-name="Table2.8">
          <table:table-cell table:style-name="Table2.A1" office:value-type="string">
            <text:h text:style-name="P6" text:outline-level="1">LEADERSHIP + VOLUNTEER</text:h>
          </table:table-cell>
          <table:table-cell table:style-name="Table2.A1" office:value-type="string">
            <text:p text:style-name="P19">VERGE (VETERAN’S EMPLOYEE RESOURCE GROUP) <text:s/></text:p>
            <text:p text:style-name="P9">LEND LEASE</text:p>
            <text:p text:style-name="P18">JANUARY 2013 – JULY 2015</text:p>
            <text:p text:style-name="P9">Created a veteran’s employee resource group of 50+ members with the goal of connecting US military veterans within Lend Lease, and recruiting veterans from outside the organization into the Lend Lease Multi-Site group and the Lend Lease Project Management and Construction group.</text:p>
            <text:p text:style-name="P11">Coordinated <text:span text:style-name="T72">a</text:span> hiring event in <text:span text:style-name="T72">Lend Lease’s</text:span> New York City <text:span text:style-name="T72">office </text:span>for 25 veterans <text:span text:style-name="T2">that connected Lend Lease executives with </text:span><text:span text:style-name="T11">member of Helmets to Hardhats, a veterans group that trains veterans in the construction trades, which </text:span><text:span text:style-name="T7">immediately </text:span><text:span text:style-name="T2">led to the hiring of </text:span><text:span text:style-name="T8">three</text:span><text:span text:style-name="T2"> HtoH veterans </text:span><text:span text:style-name="T12">at the</text:span><text:span text:style-name="T2"> Lend Lease New York City office, </text:span><text:span text:style-name="T13">and established a path for future veterans to work for the company</text:span><text:span text:style-name="T2">.</text:span></text:p>
            <text:p text:style-name="P19">BOARD MEMBER</text:p>
            <text:p text:style-name="P9">WILD GOOSE CREATIVE</text:p>
            <text:p text:style-name="P18">MARCH 2013 – JULY 2014</text:p>
            <text:p text:style-name="P9">Joined the Wild Goose Creative Executive Board in order to help fundraise and establish a process to update the space the organization operates in while staying within the strict financial constraints required of a small arts organization.</text:p>
            <text:p text:style-name="P9">Obtained a grant awarded by the Columbus, Ohio chapter of the American Institute of Architects (AIA) to redesign the space with an AIA team made up of local architects and design professionals. </text:p>
          </table:table-cell>
        </table:table-row>
      </table:table>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Arial" svg:font-family="Arial"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Century Gothic" fo:font-size="9pt" fo:language="en" fo:country="US" style:letter-kerning="false" style:font-name-asian="F" style:font-size-asian="9pt" style:language-asian="ja" style:country-asian="JP" style:font-name-complex="F" style:font-size-complex="9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000000" loext:opacity="100%" style:font-name="Century Gothic" fo:font-size="9pt" fo:language="en" fo:country="US" style:letter-kerning="false" style:font-name-asian="F" style:font-size-asian="9pt" style:language-asian="ja" style:country-asian="JP" style:font-name-complex="F" style:font-size-complex="9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20%" fo:text-align="start" style:justify-single-word="false" fo:orphans="2" fo:widows="2" style:writing-mode="lr-tb"/>
      <style:text-properties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text-properties style:font-name="Century Gothic" fo:font-family="'Century Gothic'" style:font-family-generic="roman" style:font-pitch="variable"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5f3041" loext:opacity="100%" style:font-name="Century Gothic" fo:font-family="'Century Gothic'" style:font-family-generic="roman" style:font-pitch="variable" style:font-name-asian="F" style:font-family-generic-asian="system" style:font-pitch-asian="variable"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3f202b" loext:opacity="100%" style:font-name="Century Gothic" fo:font-family="'Century Gothic'" style:font-family-generic="roman" style:font-pitch="variable" fo:font-style="italic" style:font-name-asian="F" style:font-family-generic-asian="system" style:font-pitch-asian="variable" style:font-style-asian="italic"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color="#5f3041" loext:opacity="100%" style:font-name="Century Gothic" fo:font-family="'Century Gothic'"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style:font-name-complex="Tahoma1" style:font-family-complex="Tahoma" style:font-family-generic-complex="system" style:font-pitch-complex="variable" style:font-size-complex="8pt"/>
    </style:style>
    <style:style style:name="Bulleted_20_List" style:display-name="Bulleted List" style:family="paragraph" style:parent-style-name="Standard" style:default-outline-level="">
      <style:paragraph-properties fo:margin-left="0.2in" fo:margin-right="0in" fo:margin-top="0in" fo:margin-bottom="0.0555in" style:contextual-spacing="false" fo:text-indent="-0.2in" style:auto-text-indent="false"/>
    </style:style>
    <style:style style:name="Contact_20_Information" style:display-name="Contact Information" style:family="paragraph" style:parent-style-name="Standard" style:default-outline-level="">
      <style:paragraph-properties fo:margin-top="0.028in" fo:margin-bottom="0.028in" style:contextual-spacing="false" fo:padding-left="0in" fo:padding-right="0in" fo:padding-top="0in" fo:padding-bottom="0.0835in" fo:border-left="none" fo:border-right="none" fo:border-top="none" fo:border-bottom="0.51pt solid #000000"/>
      <style:text-properties style:letter-kerning="true" style:font-size-complex="16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in" fo:margin-bottom="0in" style:contextual-spacing="false" fo:line-height="100%"/>
    </style:style>
    <style:style style:name="Header" style:family="paragraph" style:parent-style-name="Standard" style:default-outline-level="" style:class="extra">
      <style:paragraph-properties fo:line-height="100%"/>
    </style:style>
    <style:style style:name="Title" style:family="paragraph" style:parent-style-name="Standard" style:default-outline-level="" style:class="chapter">
      <style:paragraph-properties fo:margin-top="0in" fo:margin-bottom="0in" style:contextual-spacing="true"/>
      <style:text-properties style:font-name="Century Gothic" fo:font-family="'Century Gothic'" style:font-family-generic="roman" style:font-pitch="variable" fo:font-size="11pt" fo:font-weight="bold" style:letter-kerning="true" style:font-name-asian="F" style:font-family-generic-asian="system" style:font-pitch-asian="variable" style:font-size-asian="11pt" style:font-weight-asian="bold" style:font-name-complex="F" style:font-family-generic-complex="system" style:font-pitch-complex="variable" style:font-size-complex="28pt"/>
    </style:style>
    <style:style style:name="Date" style:family="paragraph" style:parent-style-name="Standard" style:nex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margin-top="0in" fo:margin-bottom="0.0835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ok_20_Title" style:display-name="Book Title" style:family="text" style:parent-style-name="Default_20_Paragraph_20_Font">
      <style:text-properties fo:letter-spacing="normal"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color="#7f4157" loext:opacity="100%" fo:letter-spacing="normal" fo:font-weight="bold" style:font-weight-asian="bold" style:font-weight-complex="bold"/>
    </style:style>
    <style:style style:name="Balloon_20_Text_20_Char" style:display-name="Balloon Text Char" style:family="text" style:parent-style-name="Default_20_Paragraph_20_Font">
      <style:text-properties fo:color="#000000" loext:opacity="100%" style:font-name="Tahoma" fo:font-family="Tahoma" style:font-family-generic="roman" style:font-pitch="variable" fo:font-size="9pt" style:font-size-asian="9pt" style:language-asian="en" style:country-asian="US" style:font-name-complex="Tahoma1" style:font-family-complex="Tahoma" style:font-family-generic-complex="system" style:font-pitch-complex="variable" style:font-size-complex="8pt"/>
    </style:style>
    <style:style style:name="Heading_20_2_20_Char" style:display-name="Heading 2 Char" style:family="text" style:parent-style-name="Default_20_Paragraph_20_Font">
      <style:text-properties fo:color="#5f3041" loext:opacity="100%" style:font-name="Century Gothic" fo:font-family="'Century Gothic'" style:font-family-generic="roman" style:font-pitch="variable" style:font-name-asian="F" style:font-family-generic-asian="system" style:font-pitch-asian="variable" style:font-name-complex="F" style:font-family-generic-complex="system" style:font-pitch-complex="variable" style:font-size-complex="13pt"/>
    </style:style>
    <style:style style:name="Footer_20_Char" style:display-name="Footer Char" style:family="text" style:parent-style-name="Default_20_Paragraph_20_Font">
      <style:text-properties style:font-size-complex="11pt"/>
    </style:style>
    <style:style style:name="Header_20_Char" style:display-name="Header Char" style:family="text" style:parent-style-name="Default_20_Paragraph_20_Font"/>
    <style:style style:name="Heading_20_1_20_Char" style:display-name="Heading 1 Char" style:family="text" style:parent-style-name="Default_20_Paragraph_20_Font">
      <style:text-properties style:font-name="Century Gothic" fo:font-family="'Century Gothic'" style:font-family-generic="roman" style:font-pitch="variable"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font-size-complex="11pt"/>
    </style:style>
    <style:style style:name="Placeholder_20_Text" style:display-name="Placeholder Text" style:family="text" style:parent-style-name="Default_20_Paragraph_20_Font">
      <style:text-properties fo:color="#808080" loext:opacity="100%"/>
    </style:style>
    <style:style style:name="Title_20_Char" style:display-name="Title Char" style:family="text" style:parent-style-name="Default_20_Paragraph_20_Font">
      <style:text-properties style:font-name="Century Gothic" fo:font-family="'Century Gothic'" style:font-family-generic="roman" style:font-pitch="variable" fo:font-size="11pt" fo:font-weight="bold" style:letter-kerning="true" style:font-name-asian="F" style:font-family-generic-asian="system" style:font-pitch-asian="variable" style:font-size-asian="11pt" style:font-weight-asian="bold" style:font-name-complex="F" style:font-family-generic-complex="system" style:font-pitch-complex="variable" style:font-size-complex="28pt"/>
    </style:style>
    <style:style style:name="Heading_20_3_20_Char" style:display-name="Heading 3 Char" style:family="text" style:parent-style-name="Default_20_Paragraph_20_Font">
      <style:text-properties fo:color="#3f202b" loext:opacity="100%" style:font-name="Century Gothic" fo:font-family="'Century Gothic'" style:font-family-generic="roman" style:font-pitch="variable" fo:font-style="italic" style:font-name-asian="F" style:font-family-generic-asian="system" style:font-pitch-asian="variable" style:font-style-asian="italic"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fo:color="#5f3041" loext:opacity="100%" style:font-name="Century Gothic" fo:font-family="'Century Gothic'"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ize-complex="11pt" style:font-style-complex="italic"/>
    </style:style>
    <style:style style:name="Date_20_Char" style:display-name="Date Char" style:family="text" style:parent-style-name="Default_20_Paragraph_20_Font">
      <style:text-properties fo:font-style="italic" style:font-style-asian="italic" style:font-size-complex="11pt"/>
    </style:style>
    <style:style style:name="ListLabel_20_1" style:display-name="ListLabel 1" style:family="text">
      <style:text-properties fo:font-size="8pt" style:font-size-asian="8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420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8"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2"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4"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5"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6"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7"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8"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9"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in" style:rel-width="100%" fo:margin-left="0in" fo:margin-top="0in" fo:margin-bottom="0in" table:align="left" style:writing-mode="lr-tb"/>
    </style:style>
    <style:style style:name="Table1.A" style:family="table-column">
      <style:table-column-properties style:column-width="1.1201in" style:rel-column-width="12235*"/>
    </style:style>
    <style:style style:name="Table1.B" style:family="table-column">
      <style:table-column-properties style:column-width="4.8799in" style:rel-column-width="53299*"/>
    </style:style>
    <style:style style:name="Table1.1" style:family="table-row">
      <style:table-row-properties fo:keep-together="auto"/>
    </style:style>
    <style:style style:name="Table1.A1" style:family="table-cell">
      <style:table-cell-properties fo:padding-left="0in" fo:padding-right="0.0799in" fo:padding-top="0.05in" fo:padding-bottom="0.05in" fo:border="none" style:writing-mode="lr-tb"/>
    </style:style>
    <style:style style:name="Table1.B1" style:family="table-cell">
      <style:table-cell-properties fo:padding-left="0in" fo:padding-right="0.0799in" fo:padding-top="0.05in" fo:padding-bottom="0.05in" fo:border-left="none" fo:border-right="none" fo:border-top="0.5pt solid #7f7f7f" fo:border-bottom="none" style:writing-mode="lr-tb"/>
    </style:style>
    <style:style style:name="MP1" style:family="paragraph" style:parent-style-name="Footer">
      <style:paragraph-properties fo:margin-top="0in" fo:margin-bottom="0in" style:contextual-spacing="false" fo:text-align="start" style:justify-single-word="false" fo:orphans="2" fo:widows="2"/>
      <style:text-properties fo:color="#000000" loext:opacity="100%" style:font-name="Century Gothic" fo:font-size="9pt" fo:language="en" fo:country="US" style:letter-kerning="false" style:font-name-asian="F" style:font-size-asian="9pt" style:language-asian="en" style:country-asian="US" style:font-name-complex="Times New Roman" style:language-complex="ar" style:country-complex="SA"/>
    </style:style>
    <style:page-layout style:name="Mpm1">
      <style:page-layout-properties fo:page-width="8.5in" fo:page-height="11in" style:num-format="1" style:print-orientation="portrait" fo:margin-top="0.5in" fo:margin-bottom="0.4in" fo:margin-left="1.25in" fo:margin-right="1.2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in" fo:margin-left="0in" fo:margin-right="0in" fo:margin-top="0.6602in" style:dynamic-spacing="true"/>
      </style:footer-style>
    </style:page-layout>
    <style:page-layout style:name="Mpm2">
      <style:page-layout-properties fo:page-width="8.5in" fo:page-height="11in" style:num-format="1" style:print-orientation="portrait" fo:margin-top="0.5in" fo:margin-bottom="1.1in" fo:margin-left="1.25in" fo:margin-right="1.2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1" table:style-name="Table1">
          <table:table-column table:style-name="Table1.A"/>
          <table:table-column table:style-name="Table1.B"/>
          <table:table-row table:style-name="Table1.1">
            <table:table-cell table:style-name="Table1.A1" office:value-type="string">
              <text:p text:style-name="MP1"><text:page-number text:select-page="current">2</text:page-number></text:p>
            </table:table-cell>
            <table:table-cell table:style-name="Table1.B1" office:value-type="string">
              <text:p text:style-name="MP1">Matthew A. Dickinson</text:p>
              <text:p text:style-name="MP1">Worthington, Ohio | 614.725.8345 | matt.dickinson@outlook.com</text:p>
            </table:table-cell>
          </table:table-row>
        </table:table>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tthew A. Dickinson</meta:initial-creator>
    <meta:editing-cycles>132</meta:editing-cycles>
    <meta:print-date>2021-09-26T20:12:37.934197528</meta:print-date>
    <meta:creation-date>2016-07-13T14:32:00</meta:creation-date>
    <dc:date>2021-09-26T21:17:11.842958950</dc:date>
    <meta:editing-duration>PT3H56M59S</meta:editing-duration>
    <meta:generator>LibreOffice/7.1.5.2$Linux_X86_64 LibreOffice_project/10$Build-2</meta:generator>
    <meta:document-statistic meta:table-count="2" meta:image-count="0" meta:object-count="0" meta:page-count="4" meta:paragraph-count="66" meta:word-count="1415" meta:character-count="9516" meta:non-whitespace-character-count="8150"/>
    <meta:user-defined meta:name="AppVersion">15.0000</meta:user-defined>
    <meta:template xlink:type="simple" xlink:actuate="onRequest" xlink:title="Chronological resume (Minimalist design)" xlink:href=""/>
  </office:meta>
</office:document-meta>
</file>